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286b" officeooo:paragraph-rsid="0006286b" style:font-weight-asian="bold" style:font-weight-complex="bold"/>
    </style:style>
    <style:style style:name="P2" style:family="paragraph" style:parent-style-name="Standard">
      <style:text-properties fo:font-weight="normal" officeooo:rsid="0006286b" officeooo:paragraph-rsid="0006286b" style:font-weight-asian="normal" style:font-weight-complex="normal"/>
    </style:style>
    <style:style style:name="P3" style:family="paragraph" style:parent-style-name="Standard">
      <style:text-properties fo:font-style="normal" style:text-underline-style="none" fo:font-weight="normal" officeooo:rsid="00217d2f" officeooo:paragraph-rsid="0006286b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style:text-underline-style="none" fo:font-weight="normal" officeooo:rsid="001f0d34" officeooo:paragraph-rsid="0006286b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normal" officeooo:rsid="0006286b" officeooo:paragraph-rsid="0006286b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08011e" officeooo:paragraph-rsid="0008011e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08011e" officeooo:paragraph-rsid="000aa6e1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09fbe1" officeooo:paragraph-rsid="0006286b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1fecd3" officeooo:paragraph-rsid="0009fbe1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1fecd3" officeooo:paragraph-rsid="000aa6e1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244c64" officeooo:paragraph-rsid="0009fbe1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204615" officeooo:paragraph-rsid="000aa6e1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0aa6e1" officeooo:paragraph-rsid="000aa6e1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italic" style:text-underline-style="solid" style:text-underline-width="auto" style:text-underline-color="font-color" fo:font-weight="normal" officeooo:rsid="001f0d34" officeooo:paragraph-rsid="0009fbe1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weight="normal" officeooo:rsid="0006286b" officeooo:paragraph-rsid="0009fbe1" style:font-weight-asian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08011e" officeooo:paragraph-rsid="0006286b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0aa6e1" officeooo:paragraph-rsid="000aa6e1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1fecd3" officeooo:paragraph-rsid="000d67c9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none" fo:font-weight="normal" officeooo:rsid="001fecd3" officeooo:paragraph-rsid="0009fbe1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normal" officeooo:rsid="001fecd3" officeooo:paragraph-rsid="000aa6e1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25a4f2" officeooo:paragraph-rsid="000aa6e1" style:font-style-asian="normal" style:font-weight-asian="normal" style:font-style-complex="normal" style:font-weight-complex="normal"/>
    </style:style>
    <style:style style:name="T1" style:family="text">
      <style:text-properties officeooo:rsid="0006286b"/>
    </style:style>
    <style:style style:name="T2" style:family="text">
      <style:text-properties officeooo:rsid="0009fbe1"/>
    </style:style>
    <style:style style:name="T3" style:family="text">
      <style:text-properties officeooo:rsid="001fecd3"/>
    </style:style>
    <style:style style:name="T4" style:family="text">
      <style:text-properties officeooo:rsid="00243bfd"/>
    </style:style>
    <style:style style:name="T5" style:family="text">
      <style:text-properties officeooo:rsid="00204615"/>
    </style:style>
    <style:style style:name="T6" style:family="text">
      <style:text-properties officeooo:rsid="000aa6e1"/>
    </style:style>
    <style:style style:name="T7" style:family="text">
      <style:text-properties officeooo:rsid="000b7586"/>
    </style:style>
    <style:style style:name="T8" style:family="text">
      <style:text-properties officeooo:rsid="000d67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Protocol</text:p>
      <text:p text:style-name="P1"/>
      <text:p text:style-name="P2">Bei diesem Protokoll handelt es sich um einen Kommunikationsablauf zwischen Client und Server des Cellent-Projektes.</text:p>
      <text:p text:style-name="P2">Ein Client schickt ein Befehl, dieser wird vom Server beantwortet. Wenn der Server gerade „besetzt“ ist, kommen alle nachfolgenden Clienten in die Warteschlange.</text:p>
      <text:p text:style-name="P2"/>
      <text:p text:style-name="P1">Protokoll-Übersicht</text:p>
      <text:p text:style-name="P1"/>
      <text:p text:style-name="P2">Allgemeiner Protokollaufbau:</text:p>
      <text:p text:style-name="P2"/>
      <text:p text:style-name="P15">{ID;USERNAME;TYP;<text:span text:style-name="T8">FILENAME</text:span>;PARAMETER;<text:span text:style-name="T7">DATA</text:span>}</text:p>
      <text:p text:style-name="P2"/>
      <text:p text:style-name="P2">ID:</text:p>
      <text:p text:style-name="P2">Gibt die Benutzerid an</text:p>
      <text:p text:style-name="P2"/>
      <text:p text:style-name="P2">USERNAME:<text:line-break/>An dieser Stelle steht der angegebene Name. Wenn der Server eine Nachricht schickt, steht hier „Server“.</text:p>
      <text:p text:style-name="P2"/>
      <text:p text:style-name="P4">TYP:</text:p>
      <text:p text:style-name="P4">Gibt den Befehl-Typ an.</text:p>
      <text:p text:style-name="P4">Typen:</text:p>
      <text:p text:style-name="P4">0: Hole <text:span text:style-name="T8">File </text:span>vom Server<text:line-break/>1: Speicher <text:span text:style-name="T8">File</text:span> auf dem Server<text:line-break/>2: <text:span text:style-name="T8">File</text:span> auf Server löschen<text:line-break/>3: Keep-Alive an Server senden</text:p>
      <text:p text:style-name="P4">4: Server nach verfügbaren <text:span text:style-name="T8">Files</text:span> fragen<text:line-break/>5: Client verfügbare <text:span text:style-name="T8">Files</text:span> schicken<text:line-break/>6: <text:span text:style-name="T8">File </text:span>an Client senden</text:p>
      <text:p text:style-name="P4">7: Status an Client senden</text:p>
      <text:p text:style-name="P3">8: Client logout von Server</text:p>
      <text:p text:style-name="P3"/>
      <text:p text:style-name="P5"><text:span text:style-name="T8">FILENAME</text:span>:<text:line-break/>Gibt den Namen der XSD-Datei von der man gerade „redet“.</text:p>
      <text:p text:style-name="P5"/>
      <text:p text:style-name="P5">PARAMETER:</text:p>
      <text:p text:style-name="P5">Wenn TYP gleich 5 ist, <text:s/>stehen hier alle Bundlenamen.</text:p>
      <text:p text:style-name="P5">Wenn TYP gleich 7 ist, steht hier eine Statusnachricht.</text:p>
      <text:p text:style-name="P5"/>
      <text:p text:style-name="P8"><text:span text:style-name="T7">DATA</text:span>:</text:p>
      <text:p text:style-name="P8">Hier steht der Inhalt der components.xsd, wenn TYP 1 oder 6</text:p>
      <text:p text:style-name="P16"/>
      <text:p text:style-name="P7">WICHTIG:</text:p>
      <text:p text:style-name="P7">Alle echten <text:span text:style-name="T2">{ und ; durch \{ und \; ersetzen.</text:span></text:p>
      <text:p text:style-name="P7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text:span text:style-name="T8">B</text:span>eispiele:</text:p>
      <text:p text:style-name="P6"/>
      <text:p text:style-name="P9">Client(„Hans“) will Server nach <text:span text:style-name="T8">Files</text:span> fragen:</text:p>
      <text:p text:style-name="P10">Client sendet dazu {-1;Hans;4;none;none;none}\n</text:p>
      <text:p text:style-name="P18">Server antwortet mit {42;SERVER;5;none;file1.xsd,file2.xsd,abc.xsd}\n</text:p>
      <text:p text:style-name="P14"/>
      <text:p text:style-name="P9">Client(„Hans“) will <text:span text:style-name="T8">fil1</text:span> vom Server downloaden:</text:p>
      <text:p text:style-name="P18">Client sendet dazu {42;Hans;0;abc.xsd;none;none}\n an Server.</text:p>
      <text:p text:style-name="P18">Server antwortet mit {42;SERVER;6;abc.xsd;none;<text:span text:style-name="T8">Hier stehen die Daten</text:span>}\n</text:p>
      <text:p text:style-name="P9"/>
      <text:p text:style-name="P9">Client(„Hans“) will <text:span text:style-name="T8">keep alive to Server</text:span></text:p>
      <text:p text:style-name="P10">Client sendet dazu {42;Hans;3;<text:span text:style-name="T8">none</text:span>;none;none}\n</text:p>
      <text:p text:style-name="P10">Server antwortet mit {42;SERVER;7;<text:span text:style-name="T8">none</text:span>;OK;none}\n</text:p>
      <text:p text:style-name="P9"/>
      <text:p text:style-name="P11">Client(„Hans“) will abc <text:span text:style-name="T8">uploaden</text:span>:</text:p>
      <text:p text:style-name="P11">Client sendet dazu {42;Hans;1;abc;<text:span text:style-name="T8">none;Inhalt</text:span>}\n</text:p>
      <text:p text:style-name="P21">Server antwortet mit <text:span text:style-name="T3">{42;SERVER;7;abc;OK;none}\n</text:span></text:p>
      <text:p text:style-name="P21"/>
      <text:p text:style-name="P18">Client(„Hans“) will abc löschen:</text:p>
      <text:p text:style-name="P18">Client sendet dazu {42;Hans;2;abc;none;none}\n</text:p>
      <text:p text:style-name="P18">Server antwortet mit {42;SERVER;7;abc;OK;none}\n</text:p>
      <text:p text:style-name="P9"/>
      <text:p text:style-name="P9">Client(„Peter“) will auf abc.xsd zugreifen:</text:p>
      <text:p text:style-name="P10">Client sendet dazu {-1;Peter;3;abc;none;none}\n</text:p>
      <text:p text:style-name="P10">Server antwortet mit {42;SERVER;7;abc;<text:span text:style-name="T6">bundle</text:span> <text:span text:style-name="T4">is </text:span>not available;none}\n</text:p>
      <text:p text:style-name="P9"/>
      <text:p text:style-name="P9">Cli<text:span text:style-name="T5">ent(„Hans“) will sich frühzeitig verabschieden:</text:span></text:p>
      <text:p text:style-name="P12">Client sendet dazu{42;Hans;8;<text:span text:style-name="T8">none</text:span>;none<text:span text:style-name="T3">;none</text:span>}\n</text:p>
      <text:p text:style-name="P10">Server antwortet mit {42;SERVER;7;<text:span text:style-name="T8">none</text:span>;OK;none}\n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12:41:42.889000000</meta:creation-date>
    <dc:date>2015-11-28T14:24:50.630000000</dc:date>
    <meta:editing-duration>PT25M20S</meta:editing-duration>
    <meta:editing-cycles>4</meta:editing-cycles>
    <meta:generator>LibreOffice/4.4.5.2$Windows_x86 LibreOffice_project/a22f674fd25a3b6f45bdebf25400ed2adff0ff99</meta:generator>
    <meta:document-statistic meta:table-count="0" meta:image-count="0" meta:object-count="0" meta:page-count="2" meta:paragraph-count="46" meta:word-count="271" meta:character-count="2158" meta:non-whitespace-character-count="1932"/>
  </office:meta>
</office:document-meta>
</file>